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209in"/>
    </style:style>
    <style:style style:name="co3" style:family="table-column">
      <style:table-column-properties fo:break-before="auto" style:column-width="1.6118in"/>
    </style:style>
    <style:style style:name="co4" style:family="table-column">
      <style:table-column-properties fo:break-before="auto" style:column-width="1.4055in"/>
    </style:style>
    <style:style style:name="co5" style:family="table-column">
      <style:table-column-properties fo:break-before="auto" style:column-width="0.8047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iberation Serif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name-asian="DejaVu Sans1" style:font-size-asian="6.80000019073486pt" style:font-name-complex="Times New Roman" style:font-size-complex="6.80000019073486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WOR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Task</text:p>
          </table:table-cell>
          <table:table-cell table:style-name="ce1" office:value-type="string">
            <text:p>Task-Type</text:p>
          </table:table-cell>
          <table:table-cell table:style-name="ce1" office:value-type="string">
            <text:p>Task-Category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Desc</text:p>
          </table:table-cell>
        </table:table-row>
        <table:table-row table:style-name="ro1">
          <table:table-cell/>
          <table:table-cell office:value-type="string">
            <text:p>tomcat and apache on development and testing servers </text:p>
          </table:table-cell>
          <table:table-cell table:number-columns-repeated="2" office:value-type="string">
            <text:p>Server Management</text:p>
          </table:table-cell>
          <table:table-cell office:value-type="string">
            <text:p>NA</text:p>
          </table:table-cell>
          <table:table-cell office:value-type="string">
            <text:p>starting and stoping servers,monitoring servers,changing configurations as per needed </text:p>
          </table:table-cell>
        </table:table-row>
        <table:table-row table:style-name="ro2">
          <table:table-cell/>
          <table:table-cell table:style-name="ce2" office:value-type="string">
            <text:p>subversion on njapps5 and finserver </text:p>
          </table:table-cell>
          <table:table-cell table:number-columns-repeated="2" office:value-type="string">
            <text:p>Server Management</text:p>
          </table:table-cell>
          <table:table-cell office:value-type="string">
            <text:p>NA</text:p>
          </table:table-cell>
          <table:table-cell table:style-name="ce3" office:value-type="string">
            <text:p>creating repository,support for user if svn not working </text:p>
          </table:table-cell>
        </table:table-row>
        <table:table-row table:style-name="ro3">
          <table:table-cell/>
          <table:table-cell table:style-name="ce2" office:value-type="string">
            <text:p>auto mail broker query - CC </text:p>
          </table:table-cell>
          <table:table-cell office:value-type="string">
            <text:p>Support-Development</text:p>
          </table:table-cell>
          <table:table-cell office:value-type="string">
            <text:p>Auto Process</text:p>
          </table:table-cell>
          <table:table-cell office:value-type="string">
            <text:p>CC</text:p>
          </table:table-cell>
          <table:table-cell table:style-name="ce4" office:value-type="string">
            <text:p>change / support as per need </text:p>
          </table:table-cell>
        </table:table-row>
        <table:table-row table:style-name="ro3">
          <table:table-cell/>
          <table:table-cell table:style-name="ce2" office:value-type="string">
            <text:p>auto request RNT - TR </text:p>
          </table:table-cell>
          <table:table-cell office:value-type="string">
            <text:p>Support-Development</text:p>
          </table:table-cell>
          <table:table-cell office:value-type="string">
            <text:p>Auto Process</text:p>
          </table:table-cell>
          <table:table-cell office:value-type="string">
            <text:p>TR</text:p>
          </table:table-cell>
          <table:table-cell table:style-name="ce2" office:value-type="string">
            <text:p>change / support as per need </text:p>
          </table:table-cell>
        </table:table-row>
        <table:table-row table:style-name="ro3">
          <table:table-cell/>
          <table:table-cell table:style-name="ce2" office:value-type="string">
            <text:p>auto login - CC BR TR </text:p>
          </table:table-cell>
          <table:table-cell office:value-type="string">
            <text:p>Support-Development</text:p>
          </table:table-cell>
          <table:table-cell office:value-type="string">
            <text:p>Auto Process</text:p>
          </table:table-cell>
          <table:table-cell office:value-type="string">
            <text:p>CC,BR,TR</text:p>
          </table:table-cell>
          <table:table-cell table:style-name="ce2" office:value-type="string">
            <text:p>change / support as per need </text:p>
          </table:table-cell>
        </table:table-row>
        <table:table-row table:style-name="ro3">
          <table:table-cell/>
          <table:table-cell table:style-name="ce2" office:value-type="string">
            <text:p>auto split PDF - CC </text:p>
          </table:table-cell>
          <table:table-cell office:value-type="string">
            <text:p>Support-Development</text:p>
          </table:table-cell>
          <table:table-cell office:value-type="string">
            <text:p>Auto Process</text:p>
          </table:table-cell>
          <table:table-cell office:value-type="string">
            <text:p>CC</text:p>
          </table:table-cell>
          <table:table-cell table:style-name="ce2" office:value-type="string">
            <text:p>change / support as per need </text:p>
          </table:table-cell>
        </table:table-row>
        <table:table-row table:style-name="ro3">
          <table:table-cell/>
          <table:table-cell table:style-name="ce2" office:value-type="string">
            <text:p>Employee Desk </text:p>
          </table:table-cell>
          <table:table-cell office:value-type="string">
            <text:p>Support-Development</text:p>
          </table:table-cell>
          <table:table-cell office:value-type="string">
            <text:p>Auto Process</text:p>
          </table:table-cell>
          <table:table-cell office:value-type="string">
            <text:p>NA</text:p>
          </table:table-cell>
          <table:table-cell table:style-name="ce2" office:value-type="string">
            <text:p>change / support as per need </text:p>
          </table:table-cell>
        </table:table-row>
        <table:table-row table:style-name="ro3">
          <table:table-cell/>
          <table:table-cell table:style-name="ce2" office:value-type="string">
            <text:p>LDAP</text:p>
          </table:table-cell>
          <table:table-cell table:style-name="ce2" office:value-type="string">
            <text:p>change as per request </text:p>
          </table:table-cell>
          <table:table-cell office:value-type="string">
            <text:p>Auto Process</text:p>
          </table:table-cell>
          <table:table-cell office:value-type="string">
            <text:p>NJAPPS</text:p>
          </table:table-cell>
          <table:table-cell table:style-name="ce2" office:value-type="string">
            <text:p>change / support as per need </text:p>
          </table:table-cell>
        </table:table-row>
        <table:table-row table:style-name="ro3">
          <table:table-cell/>
          <table:table-cell table:style-name="ce2" office:value-type="string">
            <text:p>finfilter for ACL </text:p>
          </table:table-cell>
          <table:table-cell table:style-name="ce2" office:value-type="string">
            <text:p>change as per request </text:p>
          </table:table-cell>
          <table:table-cell office:value-type="string">
            <text:p>Auto Process</text:p>
          </table:table-cell>
          <table:table-cell office:value-type="string">
            <text:p>NJAPPS</text:p>
          </table:table-cell>
          <table:table-cell table:style-name="ce2" office:value-type="string">
            <text:p>change support as per request </text:p>
          </table:table-cell>
        </table:table-row>
        <table:table-row table:style-name="ro4">
          <table:table-cell/>
          <table:table-cell office:value-type="string">
            <text:p>service up and running</text:p>
          </table:table-cell>
          <table:table-cell table:number-columns-repeated="2" office:value-type="string">
            <text:p>Server Management</text:p>
          </table:table-cell>
          <table:table-cell office:value-type="string">
            <text:p>NJAPPS5</text:p>
          </table:table-cell>
          <table:table-cell office:value-type="string">
            <text:p>Start and Stop Server</text:p>
          </table:table-cell>
        </table:table-row>
        <table:table-row table:style-name="ro4">
          <table:table-cell/>
          <table:table-cell office:value-type="string">
            <text:p>check PAN status on CDSL</text:p>
          </table:table-cell>
          <table:table-cell office:value-type="string">
            <text:p>Support-Development</text:p>
          </table:table-cell>
          <table:table-cell office:value-type="string">
            <text:p>Auto Process</text:p>
          </table:table-cell>
          <table:table-cell office:value-type="string">
            <text:p>NJAPPS</text:p>
          </table:table-cell>
          <table:table-cell office:value-type="string">
            <text:p>Java code to fetch PAN details from CDSL</text:p>
          </table:table-cell>
        </table:table-row>
        <table:table-row table:style-name="ro1">
          <table:table-cell/>
          <table:table-cell office:value-type="string">
            <text:p>check ARN status on AMFI</text:p>
          </table:table-cell>
          <table:table-cell office:value-type="string">
            <text:p>Support-Development</text:p>
          </table:table-cell>
          <table:table-cell office:value-type="string">
            <text:p>Auto Process</text:p>
          </table:table-cell>
          <table:table-cell office:value-type="string">
            <text:p>NJAPPS</text:p>
          </table:table-cell>
          <table:table-cell office:value-type="string">
            <text:p>Java code to fetch ARN details from amfi india</text:p>
          </table:table-cell>
        </table:table-row>
        <table:table-row table:style-name="ro4">
          <table:table-cell/>
          <table:table-cell office:value-type="string">
            <text:p>check ARN status on CAMS</text:p>
          </table:table-cell>
          <table:table-cell office:value-type="string">
            <text:p>Support-Development</text:p>
          </table:table-cell>
          <table:table-cell office:value-type="string">
            <text:p>Auto Process</text:p>
          </table:table-cell>
          <table:table-cell office:value-type="string">
            <text:p>NJAPPS</text:p>
          </table:table-cell>
          <table:table-cell office:value-type="string">
            <text:p>Java code to fetch ARN details from cams</text:p>
          </table:table-cell>
        </table:table-row>
        <table:table-row table:style-name="ro1">
          <table:table-cell/>
          <table:table-cell office:value-type="string">
            <text:p>Check invalid aclagent</text:p>
          </table:table-cell>
          <table:table-cell office:value-type="string">
            <text:p>Auto Mail</text:p>
          </table:table-cell>
          <table:table-cell office:value-type="string">
            <text:p>Project Level – ACL</text:p>
          </table:table-cell>
          <table:table-cell office:value-type="string">
            <text:p>NJAPPS</text:p>
          </table:table-cell>
          <table:table-cell office:value-type="string">
            <text:p>Java code to search aclagent files</text:p>
          </table:table-cell>
        </table:table-row>
        <table:table-row table:style-name="ro4">
          <table:table-cell/>
          <table:table-cell office:value-type="string">
            <text:p>Log Cleanup Report</text:p>
          </table:table-cell>
          <table:table-cell table:number-columns-repeated="2" office:value-type="string">
            <text:p>Auto Mail</text:p>
          </table:table-cell>
          <table:table-cell office:value-type="string">
            <text:p>NJAPPS</text:p>
          </table:table-cell>
          <table:table-cell office:value-type="string">
            <text:p>Java code to search old and big files</text:p>
          </table:table-cell>
        </table:table-row>
        <table:table-row table:style-name="ro4">
          <table:table-cell/>
          <table:table-cell office:value-type="string">
            <text:p>Check invalid jar files</text:p>
          </table:table-cell>
          <table:table-cell table:number-columns-repeated="2" office:value-type="string">
            <text:p>Auto Mail</text:p>
          </table:table-cell>
          <table:table-cell office:value-type="string">
            <text:p>NJAPPS</text:p>
          </table:table-cell>
          <table:table-cell office:value-type="string">
            <text:p>Java code to search invalid jar files</text:p>
          </table:table-cell>
        </table:table-row>
        <table:table-row table:style-name="ro4">
          <table:table-cell/>
          <table:table-cell office:value-type="string">
            <text:p>Service Access audit</text:p>
          </table:table-cell>
          <table:table-cell table:number-columns-repeated="2" office:value-type="string">
            <text:p>Auto Mail</text:p>
          </table:table-cell>
          <table:table-cell office:value-type="string">
            <text:p>NJAPPS</text:p>
          </table:table-cell>
          <table:table-cell office:value-type="string">
            <text:p>Java code to search404 status</text:p>
          </table:table-cell>
        </table:table-row>
        <table:table-row table:style-name="ro4">
          <table:table-cell/>
          <table:table-cell office:value-type="string">
            <text:p>Service Access audit</text:p>
          </table:table-cell>
          <table:table-cell table:number-columns-repeated="2" office:value-type="string">
            <text:p>Auto Mail</text:p>
          </table:table-cell>
          <table:table-cell office:value-type="string">
            <text:p>NJAPPS</text:p>
          </table:table-cell>
          <table:table-cell office:value-type="string">
            <text:p>java code to search long running process</text:p>
          </table:table-cell>
        </table:table-row>
        <table:table-row table:style-name="ro4">
          <table:table-cell/>
          <table:table-cell office:value-type="string">
            <text:p>Service Access audit</text:p>
          </table:table-cell>
          <table:table-cell table:number-columns-repeated="2" office:value-type="string">
            <text:p>Auto Mail</text:p>
          </table:table-cell>
          <table:table-cell office:value-type="string">
            <text:p>NJAPPS</text:p>
          </table:table-cell>
          <table:table-cell office:value-type="string">
            <text:p>java code to search long response</text:p>
          </table:table-cell>
        </table:table-row>
        <table:table-row table:style-name="ro1">
          <table:table-cell/>
          <table:table-cell office:value-type="string">
            <text:p>Server Access Audit</text:p>
          </table:table-cell>
          <table:table-cell office:value-type="string">
            <text:p>Cron Job</text:p>
          </table:table-cell>
          <table:table-cell office:value-type="string">
            <text:p>Cron Job</text:p>
          </table:table-cell>
          <table:table-cell office:value-type="string">
            <text:p>NJAPPS</text:p>
          </table:table-cell>
          <table:table-cell office:value-type="string">
            <text:p>java code to insert tomcat access log into database</text:p>
          </table:table-cell>
        </table:table-row>
        <table:table-row table:style-name="ro1">
          <table:table-cell/>
          <table:table-cell office:value-type="string">
            <text:p>Connection Audit</text:p>
          </table:table-cell>
          <table:table-cell office:value-type="string">
            <text:p>Cron Job</text:p>
          </table:table-cell>
          <table:table-cell office:value-type="string">
            <text:p>Cron Job</text:p>
          </table:table-cell>
          <table:table-cell office:value-type="string">
            <text:p>NJAPPS</text:p>
          </table:table-cell>
          <table:table-cell office:value-type="string">
            <text:p>java code to insert tomcat connection inform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07/25/2011</text:date>, <text:time>16:3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3T12:28:02</meta:creation-date>
    <dc:date>2011-07-25T16:30:46</dc:date>
    <meta:editing-duration>PT229H17M00S</meta:editing-duration>
    <meta:editing-cycles>126</meta:editing-cycles>
    <meta:generator>OpenOffice.org/3.1$Linux OpenOffice.org_project/310m19$Build-9420</meta:generator>
    <meta:document-statistic meta:table-count="1" meta:cell-count="110" meta:object-count="0"/>
  </office:meta>
</office:document-meta>
</file>